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349b2" officeooo:paragraph-rsid="000349b2"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0349b2" officeooo:paragraph-rsid="000349b2" style:font-size-asian="10.5pt" style:font-weight-asian="bold" style:font-size-complex="12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 5200</text:p>
      <text:p text:style-name="P2"><text:span text:style-name="T1">This project launches an additional information screen from the script 1 button on the P.O. Receipts screen. The screen includes alternate description 1, alternate description 2, and extra text. This way any important information stored in these fields can be seen on the P.O. Receipts scre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6:04:19.738000000</meta:creation-date>
    <dc:date>2018-08-22T16:07:06.773000000</dc:date>
    <meta:editing-duration>PT2M47S</meta:editing-duration>
    <meta:editing-cycles>1</meta:editing-cycles>
    <meta:document-statistic meta:table-count="0" meta:image-count="0" meta:object-count="0" meta:page-count="1" meta:paragraph-count="2" meta:word-count="48" meta:character-count="301" meta:non-whitespace-character-count="255"/>
    <meta:generator>LibreOffice/6.0.4.2$Windows_X86_64 LibreOffice_project/9b0d9b32d5dcda91d2f1a96dc04c645c450872bf</meta:generator>
  </office:meta>
</office:document-meta>
</file>